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513cm"/>
    </style:style>
    <style:style style:name="co5" style:family="table-column">
      <style:table-column-properties fo:break-before="auto" style:column-width="4.782cm"/>
    </style:style>
    <style:style style:name="co7" style:family="table-column">
      <style:table-column-properties fo:break-before="auto" style:column-width="6.008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lesson_short_name</text:p>
          </table:table-cell>
          <table:table-cell table:style-name="ce2" office:value-type="string" calcext:value-type="string">
            <text:p>segment_id</text:p>
          </table:table-cell>
          <table:table-cell table:style-name="ce2" office:value-type="string" calcext:value-type="string">
            <text:p>part_id</text:p>
          </table:table-cell>
          <table:table-cell table:style-name="ce1" office:value-type="string" calcext:value-type="string">
            <text:p>segment_name</text:p>
          </table:table-cell>
          <table:table-cell table:style-name="ce1" office:value-type="string" calcext:value-type="string">
            <text:p>part_name</text:p>
          </table:table-cell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vid</text:p>
          </table:table-cell>
          <table:table-cell table:style-name="ce1" office:value-type="string" calcext:value-type="string">
            <text:p>playlist_id</text:p>
          </table:table-cell>
          <table:table-cell table:style-name="ce1" office:value-type="string" calcext:value-type="string">
            <text:p>playlist_pos</text:p>
          </table:table-cell>
          <table:table-cell table:style-name="ce1" office:value-type="string" calcext:value-type="string">
            <text:p>host_filena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urse presentation</text:p>
          </table:table-cell>
          <table:table-cell office:value-type="string" calcext:value-type="string">
            <text:p>Course introduct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IbUHUgzLo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_-_Course_presentation.md</text:p>
          </table:table-cell>
          <table:table-cell office:value-type="string" calcext:value-type="string">
            <text:p>old vid: 2tM5oIvOQnU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Julia overview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W8iyTjSaJk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03_-_Introduction_to_Julia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<text:span text:style-name="T1">How to install Julia and git</text:span> #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T9Vm8Ov6qo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3_-_Introduction_to_Julia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<text:span text:style-name="T1">How to install Julia and git</text:span> #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AwIJzxtgw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03_-_Introduction_to_Julia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Modules, packages and environments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_qTLSrk1ICA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03_-_Introduction_to_Julia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ML Terminology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9ls2yssKiE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04_-_Introduction_to_ML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A first ML Examp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PPNvYEAI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004_-_Introduction_to_ML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ML application area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IApDXIhm1k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004_-_Introduction_to_ML.md</text:p>
          </table:table-cell>
          <table:table-cell/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Further ML Examples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Kni5XkQV5M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004_-_Introduction_to_ML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Introduction and setup of the environment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v3vAmzHS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1_-_Basic_syntax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Comments, code organisation, Unicode support, broadcastin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VA6woAq1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1_-_Basic_syntax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Math operators, quotation marks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Vb-92QmP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01_-_Basic_syntax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Missing value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GlJlH1Bbj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1_-_Basic_syntax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Stochasticity in programming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_a7YWA_j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_-_Basic_syntax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ypes and objects </text:p>
          </table:table-cell>
          <table:table-cell office:value-type="string" calcext:value-type="string">
            <text:p>Types, objects, variables and operator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qojCvpAu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2_-_Types_and_object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ypes and objects </text:p>
          </table:table-cell>
          <table:table-cell office:value-type="string" calcext:value-type="string">
            <text:p>Object mutability and effects on copying objects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aTNPKqRT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2_-_Types_and_object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Primitive types, char and strings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Eb50RK1sK0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One dimensional arrays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nR1rI8_hu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Multidimensional arrays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JcikzhIr7Y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Tuples and named tuples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9kRlC5dbA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Dictionaries and sets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wY_dfvzByk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Date and time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4Ty2Wx_lC4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3_-_Predefined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Variables scope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8HcWitIRZ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4_-_Control_flow_and_function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Loops and conditional statement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Gh_5aNKghI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4_-_Control_flow_and_function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Functions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ejR6LKvFXY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4_-_Control_flow_and_function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Types of types, composite type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tuVyAixoX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5_-_Custom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Parametric types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CybSmhURI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5_-_Custom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Inheritance and composition OO paradigm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v8ZIThsHT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5_-_Custom_type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Metaprogramming and macros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3Fx6pFLCFk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6_-_Further_topic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Interoperability with other languages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K_Ug2gtQvU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6_-_Further_topic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Performances and errors: <text:s/>profiling, debugging, introspection and exceptions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g8v_6oX2D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6_-_Further_topics.md</text:p>
          </table:table-cell>
          <table:table-cell/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Parallel computation: <text:s/>multithreading, multiprocessin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849oXXCXF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6_-_Further_topics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Introduction and data import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3TiuZlxMKI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1_-_Wranging_data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Getting insights of the data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_iQh9dddIUY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01_-_Wranging_data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Edit data and dataframe structure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hhT-Ckyvag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01_-_Wranging_data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Pivot, Split-Apply-Combine and data export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1KcD8sJLok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01_-_Wranging_data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Plotting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-WkKMLd-Ws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02_-_Miscellaneous_topics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Probability distributions and data fitting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fNXk2eiIFE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02_-_Miscellaneous_topics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Constrained optimisation, the transport problem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xo7nOpnFSs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02_-_Miscellaneous_topics.md</text:p>
          </table:table-cell>
          <table:table-cell/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Nonlinear constrained optimisation, the optimal portfolio allocatio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ypOlSwCC7U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02_-_Miscellaneous_topics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Introduction, perceptron overall idea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qCxqLik0s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01_-_Machine_learning_main_concepts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Hyperparameters and cross-validatio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gi2dKxClec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01_-_Machine_learning_main_concepts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The perceptron algorithm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otq8KEMp8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01_-_Machine_learning_main_concepts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SVM and non-linear classification with linear classifier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sOubVwDcj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01_-_Machine_learning_main_concepts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A first version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OGSvdgd_3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02_-_The_Perceptron_classifier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A better version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0yz7La53Vc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02_-_The_Perceptron_classifier.md</text:p>
          </table:table-cell>
          <table:table-cell/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Cross-validation implementatio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eIZFF6RYQo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02_-_The_Perceptron_classifier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Introduction and motivations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m_BzDV15XQ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Feed-forward neural networks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MrM5X4gxq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How to train a neural network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NVfRwqT120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Convolutional neural networks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FaOeSLEqpI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Multiple layers in convolutional neural networks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zWQ8-voVW78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Recurrent neural networks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eyfFrgcW5c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01_-_Neural_network_architecture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Binary classificatio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FVz0jsy5AQ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02_-_Implementation_of_neural_networks_workflow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Multinomial class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qROq7B6ny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02_-_Implementation_of_neural_networks_workflow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Regress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-mfgzo7V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402_-_Implementation_of_neural_networks_workflows.md</text:p>
          </table:table-cell>
          <table:table-cell/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Convolutional neural network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UdLu9HAd4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02_-_Implementation_of_neural_networks_workflows.md</text:p>
          </table:table-cell>
          <table:table-cell/>
        </table:table-row>
        <table:table-row table:style-name="ro1" table:number-rows-repeated="104851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00 KOM - 1: Course introduction (16:11)</text:p>
          </table:table-cell>
        </table:table-row>
        <table:table-row table:style-name="ro1">
          <table:table-cell office:value-type="string" calcext:value-type="string">
            <text:p>00 KOM - 2: Julia overview (36:25)</text:p>
          </table:table-cell>
        </table:table-row>
        <table:table-row table:style-name="ro1">
          <table:table-cell office:value-type="string" calcext:value-type="string">
            <text:p>00 KOM - 3: ML Terminology (21:19)</text:p>
          </table:table-cell>
        </table:table-row>
        <table:table-row table:style-name="ro1">
          <table:table-cell office:value-type="string" calcext:value-type="string">
            <text:p>00 KOM - 4: A first ML Example (7:00)</text:p>
          </table:table-cell>
        </table:table-row>
        <table:table-row table:style-name="ro1">
          <table:table-cell office:value-type="string" calcext:value-type="string">
            <text:p>00 KOM - 5: ML application areas (14:24)</text:p>
          </table:table-cell>
        </table:table-row>
        <table:table-row table:style-name="ro1">
          <table:table-cell office:value-type="string" calcext:value-type="string">
            <text:p>00 KOM - 6A: Hands on #1 (20:15)</text:p>
          </table:table-cell>
        </table:table-row>
        <table:table-row table:style-name="ro1">
          <table:table-cell office:value-type="string" calcext:value-type="string">
            <text:p>00 KOM - 7B: Hands on #2 (21:54)</text:p>
          </table:table-cell>
        </table:table-row>
        <table:table-row table:style-name="ro1">
          <table:table-cell office:value-type="string" calcext:value-type="string">
            <text:p>00 KOM - 8: Pkg, modules and environments (20:56)</text:p>
          </table:table-cell>
        </table:table-row>
        <table:table-row table:style-name="ro1">
          <table:table-cell office:value-type="string" calcext:value-type="string">
            <text:p>00 KOM - 9: Further ML Examples (6:34)</text:p>
          </table:table-cell>
        </table:table-row>
        <table:table-row table:style-name="ro1">
          <table:table-cell office:value-type="string" calcext:value-type="string">
            <text:p>01 JULIA1 - 1A: Basic syntax elements (Introduction and setp of the environment) (8:37)</text:p>
          </table:table-cell>
        </table:table-row>
        <table:table-row table:style-name="ro1">
          <table:table-cell office:value-type="string" calcext:value-type="string">
            <text:p>01 JULIA1 - 1B: Basic syntax elements (Comments, code organsation, Unicode support, broadcasting) (12:04)</text:p>
          </table:table-cell>
        </table:table-row>
        <table:table-row table:style-name="ro1">
          <table:table-cell office:value-type="string" calcext:value-type="string">
            <text:p>01 JULIA1 - 1C: Basic syntax elements (Math operators, quotation marks) (6:49)</text:p>
          </table:table-cell>
        </table:table-row>
        <table:table-row table:style-name="ro1">
          <table:table-cell office:value-type="string" calcext:value-type="string">
            <text:p>01 JULIA1 - 1D: Basic syntax elements (Missing values) (10:04)</text:p>
          </table:table-cell>
        </table:table-row>
        <table:table-row table:style-name="ro1">
          <table:table-cell office:value-type="string" calcext:value-type="string">
            <text:p>01 JULIA1 - 1E: Basic syntax elements (Stochasticity in programming) (9:14)</text:p>
          </table:table-cell>
        </table:table-row>
        <table:table-row table:style-name="ro1">
          <table:table-cell office:value-type="string" calcext:value-type="string">
            <text:p>01 JULIA1 - 2A: Types and objects (Types, objects, variables and operators) (13:05)</text:p>
          </table:table-cell>
        </table:table-row>
        <table:table-row table:style-name="ro1">
          <table:table-cell office:value-type="string" calcext:value-type="string">
            <text:p>01 JULIA1 - 2B: Types and objects (Object mutability and effects on copying objects) (13:34)</text:p>
          </table:table-cell>
        </table:table-row>
        <table:table-row table:style-name="ro1">
          <table:table-cell office:value-type="string" calcext:value-type="string">
            <text:p>01 JULIA1 - 3A: Predefined types (Primitive types, char and strings) (9:37)</text:p>
          </table:table-cell>
        </table:table-row>
        <table:table-row table:style-name="ro1">
          <table:table-cell office:value-type="string" calcext:value-type="string">
            <text:p>01 JULIA1 - 3B: Predefined types (One dimensional arrays) (30:42)</text:p>
          </table:table-cell>
        </table:table-row>
        <table:table-row table:style-name="ro1">
          <table:table-cell office:value-type="string" calcext:value-type="string">
            <text:p>01 JULIA1 - 3C: Predefined types (Multidimensional arrays) (23:37)</text:p>
          </table:table-cell>
        </table:table-row>
        <table:table-row table:style-name="ro1">
          <table:table-cell office:value-type="string" calcext:value-type="string">
            <text:p>01 JULIA1 - 3D: Predefined types (Tuples and named tuples) (7:50)</text:p>
          </table:table-cell>
        </table:table-row>
        <table:table-row table:style-name="ro1">
          <table:table-cell office:value-type="string" calcext:value-type="string">
            <text:p>01 JULIA1 - 3E: Predefined types (Dictionaries and sets) (8:57)</text:p>
          </table:table-cell>
        </table:table-row>
        <table:table-row table:style-name="ro1">
          <table:table-cell office:value-type="string" calcext:value-type="string">
            <text:p>01 JULIA1 - 3F: Predefined types (Date and times) (19:11)</text:p>
          </table:table-cell>
        </table:table-row>
        <table:table-row table:style-name="ro1">
          <table:table-cell office:value-type="string" calcext:value-type="string">
            <text:p>01 JULIA1 - 4A: Control flow and functions (Variables scope) (9:47)</text:p>
          </table:table-cell>
        </table:table-row>
        <table:table-row table:style-name="ro1">
          <table:table-cell office:value-type="string" calcext:value-type="string">
            <text:p>01 JULIA1 - 4B: Control flow and functions (Loops and conditional statements) (9:2)</text:p>
          </table:table-cell>
        </table:table-row>
        <table:table-row table:style-name="ro1">
          <table:table-cell office:value-type="string" calcext:value-type="string">
            <text:p>01 JULIA1 - 4C: Control flow and functions (Functions) (25:57)</text:p>
          </table:table-cell>
        </table:table-row>
        <table:table-row table:style-name="ro1">
          <table:table-cell office:value-type="string" calcext:value-type="string">
            <text:p>01 JULIA1 - 5A: Custom Types (Types of types, composite types) (17:23)</text:p>
          </table:table-cell>
        </table:table-row>
        <table:table-row table:style-name="ro1">
          <table:table-cell office:value-type="string" calcext:value-type="string">
            <text:p>01 JULIA1 - 5B: Custom Types (Parametric types) (7:37)</text:p>
          </table:table-cell>
        </table:table-row>
        <table:table-row table:style-name="ro1">
          <table:table-cell office:value-type="string" calcext:value-type="string">
            <text:p>01 JULIA1 - 5C: Custom Types (Inheritance and composition OO paradigms) (14:28)</text:p>
          </table:table-cell>
        </table:table-row>
        <table:table-row table:style-name="ro1">
          <table:table-cell office:value-type="string" calcext:value-type="string">
            <text:p>01 JULIA1 - 6A: Futher Topics (Metaprogramming and macros) (23:46)</text:p>
          </table:table-cell>
        </table:table-row>
        <table:table-row table:style-name="ro1">
          <table:table-cell office:value-type="string" calcext:value-type="string">
            <text:p>01 JULIA1 - 6B: Futher Topics (Interoperability with other languages) (23:6)</text:p>
          </table:table-cell>
        </table:table-row>
        <table:table-row table:style-name="ro1">
          <table:table-cell office:value-type="string" calcext:value-type="string">
            <text:p>01 JULIA1 - 6C: Futher Topics (Performances and errors: profiling, debugging, introspection and exceptions) (27:33)</text:p>
          </table:table-cell>
        </table:table-row>
        <table:table-row table:style-name="ro1">
          <table:table-cell office:value-type="string" calcext:value-type="string">
            <text:p>01 JULIA1 - 6D: Futher Topics (Parallel computation: multithreading, multiprocessing) (20:3)</text:p>
          </table:table-cell>
        </table:table-row>
        <table:table-row table:style-name="ro1">
          <table:table-cell office:value-type="string" calcext:value-type="string">
            <text:p>02 JULIA2 - 1A: Introduction and data import (18:28)</text:p>
          </table:table-cell>
        </table:table-row>
        <table:table-row table:style-name="ro1">
          <table:table-cell office:value-type="string" calcext:value-type="string">
            <text:p>02 JULIA2 - 1B: Getting insights of the data (25:26)</text:p>
          </table:table-cell>
        </table:table-row>
        <table:table-row table:style-name="ro1">
          <table:table-cell office:value-type="string" calcext:value-type="string">
            <text:p>02 JULIA2 - 1C: Edit data and dataframe structure (23:40)</text:p>
          </table:table-cell>
        </table:table-row>
        <table:table-row table:style-name="ro1">
          <table:table-cell office:value-type="string" calcext:value-type="string">
            <text:p>02 JULIA2 - 1D: Pivot, Split-Apply-Combine and data export (23:39)</text:p>
          </table:table-cell>
        </table:table-row>
        <table:table-row table:style-name="ro1">
          <table:table-cell office:value-type="string" calcext:value-type="string">
            <text:p>02 JULIA2 - 2A: Plotting (15:18)</text:p>
          </table:table-cell>
        </table:table-row>
        <table:table-row table:style-name="ro1">
          <table:table-cell office:value-type="string" calcext:value-type="string">
            <text:p>02 JULIA2 - 2B: Probability distributions and data fitting (11:55)</text:p>
          </table:table-cell>
        </table:table-row>
        <table:table-row table:style-name="ro1">
          <table:table-cell office:value-type="string" calcext:value-type="string">
            <text:p>02 JULIA2 - 2C: Constrained optimisation, the transport problem (24:59)</text:p>
          </table:table-cell>
        </table:table-row>
        <table:table-row table:style-name="ro1">
          <table:table-cell office:value-type="string" calcext:value-type="string">
            <text:p>02 JULIA2 - 2D: Nonlinear constrained optimisation, the optimal portfolio allocation (16:04)</text:p>
          </table:table-cell>
        </table:table-row>
        <table:table-row table:style-name="ro1">
          <table:table-cell office:value-type="string" calcext:value-type="string">
            <text:p>03 ML1 - 1A: Introduction, perceptron overall idea (11:23)</text:p>
          </table:table-cell>
        </table:table-row>
        <table:table-row table:style-name="ro1">
          <table:table-cell office:value-type="string" calcext:value-type="string">
            <text:p>03 ML1 - 1B: Hyperparameters and cross-validation (15:18)</text:p>
          </table:table-cell>
        </table:table-row>
        <table:table-row table:style-name="ro1">
          <table:table-cell office:value-type="string" calcext:value-type="string">
            <text:p>03 ML1 - 1C: The perceptron algorithm (9:53)</text:p>
          </table:table-cell>
        </table:table-row>
        <table:table-row table:style-name="ro1">
          <table:table-cell office:value-type="string" calcext:value-type="string">
            <text:p>03 ML1 - 1D: SVM and non-linear classification with linear classifiers (8:9)</text:p>
          </table:table-cell>
        </table:table-row>
        <table:table-row table:style-name="ro1">
          <table:table-cell office:value-type="string" calcext:value-type="string">
            <text:p>03 ML1 - 2A: A first version (13:22)</text:p>
          </table:table-cell>
        </table:table-row>
        <table:table-row table:style-name="ro1">
          <table:table-cell office:value-type="string" calcext:value-type="string">
            <text:p>03 ML1 - 2B: A better version (10:28)</text:p>
          </table:table-cell>
        </table:table-row>
        <table:table-row table:style-name="ro1">
          <table:table-cell office:value-type="string" calcext:value-type="string">
            <text:p>03 ML1 - 2C: Cross-validation implementation (21:7)</text:p>
          </table:table-cell>
        </table:table-row>
        <table:table-row table:style-name="ro1">
          <table:table-cell office:value-type="string" calcext:value-type="string">
            <text:p>04 NN - 1A: Introduction and motivations (5:32)</text:p>
          </table:table-cell>
        </table:table-row>
        <table:table-row table:style-name="ro1">
          <table:table-cell office:value-type="string" calcext:value-type="string">
            <text:p>04 NN - 1B: Feed-forward neural networks (18:57)</text:p>
          </table:table-cell>
        </table:table-row>
        <table:table-row table:style-name="ro1">
          <table:table-cell office:value-type="string" calcext:value-type="string">
            <text:p>04 NN - 1C: How to train a neural network (18:4)</text:p>
          </table:table-cell>
        </table:table-row>
        <table:table-row table:style-name="ro1">
          <table:table-cell office:value-type="string" calcext:value-type="string">
            <text:p>04 NN - 1D: Convolutional neural networks (13:21)</text:p>
          </table:table-cell>
        </table:table-row>
        <table:table-row table:style-name="ro1">
          <table:table-cell office:value-type="string" calcext:value-type="string">
            <text:p>04 NN - 1E: Multiple layers in convolutional neural networks (10:33)</text:p>
          </table:table-cell>
        </table:table-row>
        <table:table-row table:style-name="ro1">
          <table:table-cell office:value-type="string" calcext:value-type="string">
            <text:p>04 NN - 1F: Recurrent neural networks (17:49)</text:p>
          </table:table-cell>
        </table:table-row>
        <table:table-row table:style-name="ro1">
          <table:table-cell office:value-type="string" calcext:value-type="string">
            <text:p>04 NN - 2A: Binary classification (15:54)</text:p>
          </table:table-cell>
        </table:table-row>
        <table:table-row table:style-name="ro1">
          <table:table-cell office:value-type="string" calcext:value-type="string">
            <text:p>04 NN - 2B: Multinomial classification (15:1)</text:p>
          </table:table-cell>
        </table:table-row>
        <table:table-row table:style-name="ro1">
          <table:table-cell office:value-type="string" calcext:value-type="string">
            <text:p>04 NN - 2C: Regression (6:3)</text:p>
          </table:table-cell>
        </table:table-row>
        <table:table-row table:style-name="ro1">
          <table:table-cell office:value-type="string" calcext:value-type="string">
            <text:p>04 NN - 2D: Convolutional neural networks (13:19)</text:p>
          </table:table-cell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2:33:31.509182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4-22T16:08:37.222401275</meta:creation-date>
    <dc:date>2022-04-29T22:33:42.634686299</dc:date>
    <dc:creator>Antonello Lobianco</dc:creator>
    <meta:editing-duration>PT12H57M59S</meta:editing-duration>
    <meta:editing-cycles>10</meta:editing-cycles>
    <meta:generator>LibreOffice/6.4.7.2$Linux_X86_64 LibreOffice_project/40$Build-2</meta:generator>
    <meta:document-statistic meta:table-count="3" meta:cell-count="697" meta:object-count="0"/>
  </office:meta>
</office:document-meta>
</file>